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0.884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4.353cm"/>
    </style:style>
    <style:style style:name="co5" style:family="table-column">
      <style:table-column-properties fo:break-before="auto" style:column-width="1.568cm"/>
    </style:style>
    <style:style style:name="co6" style:family="table-column">
      <style:table-column-properties fo:break-before="auto" style:column-width="1.85cm"/>
    </style:style>
    <style:style style:name="co7" style:family="table-column">
      <style:table-column-properties fo:break-before="auto" style:column-width="0.48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422cm"/>
    </style:style>
    <style:style style:name="co10" style:family="table-column">
      <style:table-column-properties fo:break-before="auto" style:column-width="3.013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0.474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35cm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hef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HEF-123</text:p>
          </table:table-cell>
          <table:table-cell office:value-type="float" office:value="100">
            <text:p>100</text:p>
          </table:table-cell>
          <table:table-cell office:value-type="string">
            <text:p>Commis Chef</text:p>
          </table:table-cell>
          <table:table-cell office:value-type="string">
            <text:p>Bubble &amp; Squeak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]+1" office:value-type="float" office:value="101">
            <text:p>101</text:p>
          </table:table-cell>
          <table:table-cell office:value-type="string">
            <text:p>Sous Chef</text:p>
          </table:table-cell>
          <table:table-cell office:value-type="string">
            <text:p>The Salty Goblin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]+1" office:value-type="float" office:value="102">
            <text:p>102</text:p>
          </table:table-cell>
          <table:table-cell office:value-type="string">
            <text:p>Chef de Partie</text:p>
          </table:table-cell>
          <table:table-cell office:value-type="string">
            <text:p>The Boar’s Shoulder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3]+1" office:value-type="float" office:value="103">
            <text:p>103</text:p>
          </table:table-cell>
          <table:table-cell office:value-type="string">
            <text:p>Head Chef</text:p>
          </table:table-cell>
          <table:table-cell office:value-type="string">
            <text:p>The Duke’s Arms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4]+1" office:value-type="float" office:value="104">
            <text:p>104</text:p>
          </table:table-cell>
          <table:table-cell office:value-type="string">
            <text:p>Commis Chef</text:p>
          </table:table-cell>
          <table:table-cell office:value-type="string">
            <text:p>Bubble &amp; Squeak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5]+1" office:value-type="float" office:value="105">
            <text:p>105</text:p>
          </table:table-cell>
          <table:table-cell office:value-type="string">
            <text:p>Section Chef</text:p>
          </table:table-cell>
          <table:table-cell office:value-type="string">
            <text:p>Hobgoblin Inn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6]+1" office:value-type="float" office:value="106">
            <text:p>106</text:p>
          </table:table-cell>
          <table:table-cell office:value-type="string">
            <text:p>Chef de Cuisine</text:p>
          </table:table-cell>
          <table:table-cell office:value-type="string">
            <text:p>The Turtle Tavern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7]+1" office:value-type="float" office:value="107">
            <text:p>107</text:p>
          </table:table-cell>
          <table:table-cell office:value-type="string">
            <text:p>Pastry Chef</text:p>
          </table:table-cell>
          <table:table-cell office:value-type="string">
            <text:p>The Food Factory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8]+1" office:value-type="float" office:value="108">
            <text:p>108</text:p>
          </table:table-cell>
          <table:table-cell office:value-type="string">
            <text:p>Sous Chef</text:p>
          </table:table-cell>
          <table:table-cell office:value-type="string">
            <text:p>The Red Rabit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9]+1" office:value-type="float" office:value="109">
            <text:p>109</text:p>
          </table:table-cell>
          <table:table-cell office:value-type="string">
            <text:p>Chef de Partie</text:p>
          </table:table-cell>
          <table:table-cell office:value-type="string">
            <text:p>Squid and Thistle 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0]+1" office:value-type="float" office:value="110">
            <text:p>110</text:p>
          </table:table-cell>
          <table:table-cell office:value-type="string">
            <text:p>Head Chef</text:p>
          </table:table-cell>
          <table:table-cell office:value-type="string">
            <text:p>The King’s Whistle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1]+1" office:value-type="float" office:value="111">
            <text:p>111</text:p>
          </table:table-cell>
          <table:table-cell office:value-type="string">
            <text:p>Commis Chef</text:p>
          </table:table-cell>
          <table:table-cell office:value-type="string">
            <text:p>Flying Crab Tavern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2]+1" office:value-type="float" office:value="112">
            <text:p>112</text:p>
          </table:table-cell>
          <table:table-cell office:value-type="string">
            <text:p>Section Chef</text:p>
          </table:table-cell>
          <table:table-cell office:value-type="string">
            <text:p>The Lost Leprechaun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3]+1" office:value-type="float" office:value="113">
            <text:p>113</text:p>
          </table:table-cell>
          <table:table-cell office:value-type="string">
            <text:p>Chef de Cuisine</text:p>
          </table:table-cell>
          <table:table-cell office:value-type="string">
            <text:p>The Wax Minotaur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4]+1" office:value-type="float" office:value="114">
            <text:p>114</text:p>
          </table:table-cell>
          <table:table-cell office:value-type="string">
            <text:p>Pastry Chef</text:p>
          </table:table-cell>
          <table:table-cell office:value-type="string">
            <text:p>Fish and Gravy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5]+1" office:value-type="float" office:value="115">
            <text:p>115</text:p>
          </table:table-cell>
          <table:table-cell office:value-type="string">
            <text:p>Sous Chef</text:p>
          </table:table-cell>
          <table:table-cell office:value-type="string">
            <text:p>Giggling Grapefruit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6]+1" office:value-type="float" office:value="116">
            <text:p>116</text:p>
          </table:table-cell>
          <table:table-cell office:value-type="string">
            <text:p>Chef de Partie</text:p>
          </table:table-cell>
          <table:table-cell office:value-type="string">
            <text:p>The Grey Goat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7]+1" office:value-type="float" office:value="117">
            <text:p>117</text:p>
          </table:table-cell>
          <table:table-cell office:value-type="string">
            <text:p>Head Chef</text:p>
          </table:table-cell>
          <table:table-cell office:value-type="string">
            <text:p>The Fickle Fig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8]+1" office:value-type="float" office:value="118">
            <text:p>118</text:p>
          </table:table-cell>
          <table:table-cell office:value-type="string">
            <text:p>Commis Chef</text:p>
          </table:table-cell>
          <table:table-cell office:value-type="string">
            <text:p>Petit Pears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9]+1" office:value-type="float" office:value="119">
            <text:p>119</text:p>
          </table:table-cell>
          <table:table-cell office:value-type="string">
            <text:p>Section Chef</text:p>
          </table:table-cell>
          <table:table-cell office:value-type="string">
            <text:p>The Raging Orchid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0]+1" office:value-type="float" office:value="120">
            <text:p>120</text:p>
          </table:table-cell>
          <table:table-cell office:value-type="string">
            <text:p>Chef de Cuisine</text:p>
          </table:table-cell>
          <table:table-cell office:value-type="string">
            <text:p>Hedgehog and Cucumber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1]+1" office:value-type="float" office:value="121">
            <text:p>121</text:p>
          </table:table-cell>
          <table:table-cell office:value-type="string">
            <text:p>Pastry Chef</text:p>
          </table:table-cell>
          <table:table-cell office:value-type="string">
            <text:p>The Fountainer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2]+1" office:value-type="float" office:value="122">
            <text:p>122</text:p>
          </table:table-cell>
          <table:table-cell office:value-type="string">
            <text:p>Chef de Partie</text:p>
          </table:table-cell>
          <table:table-cell office:value-type="string">
            <text:p>Hobnobs Inn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3]+1" office:value-type="float" office:value="123">
            <text:p>123</text:p>
          </table:table-cell>
          <table:table-cell office:value-type="string">
            <text:p>Head Chef</text:p>
          </table:table-cell>
          <table:table-cell office:value-type="string">
            <text:p>Peas &amp; Shortbread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4]+1" office:value-type="float" office:value="124">
            <text:p>124</text:p>
          </table:table-cell>
          <table:table-cell office:value-type="string">
            <text:p>Commis Chef</text:p>
          </table:table-cell>
          <table:table-cell office:value-type="string">
            <text:p>The Queen’s Stead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5]+1" office:value-type="float" office:value="125">
            <text:p>125</text:p>
          </table:table-cell>
          <table:table-cell office:value-type="string">
            <text:p>Section Chef</text:p>
          </table:table-cell>
          <table:table-cell office:value-type="string">
            <text:p>The Atrium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6]+1" office:value-type="float" office:value="126">
            <text:p>126</text:p>
          </table:table-cell>
          <table:table-cell office:value-type="string">
            <text:p>Commis Chef</text:p>
          </table:table-cell>
          <table:table-cell office:value-type="string">
            <text:p>Bubble &amp; Squeak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7]+1" office:value-type="float" office:value="127">
            <text:p>127</text:p>
          </table:table-cell>
          <table:table-cell office:value-type="string">
            <text:p>Sous Chef</text:p>
          </table:table-cell>
          <table:table-cell office:value-type="string">
            <text:p>The Salty Goblin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8]+1" office:value-type="float" office:value="128">
            <text:p>128</text:p>
          </table:table-cell>
          <table:table-cell office:value-type="string">
            <text:p>Chef de Partie</text:p>
          </table:table-cell>
          <table:table-cell office:value-type="string">
            <text:p>The Boar’s Shoulder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9]+1" office:value-type="float" office:value="129">
            <text:p>129</text:p>
          </table:table-cell>
          <table:table-cell office:value-type="string">
            <text:p>Head Chef</text:p>
          </table:table-cell>
          <table:table-cell office:value-type="string">
            <text:p>The Duke’s Arms</text:p>
          </table:table-cell>
          <table:table-cell office:value-type="string">
            <text:p>month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30]+1" office:value-type="float" office:value="130">
            <text:p>130</text:p>
          </table:table-cell>
          <table:table-cell office:value-type="string">
            <text:p>Commis Chef</text:p>
          </table:table-cell>
          <table:table-cell office:value-type="string">
            <text:p>Bubble &amp; Squeak</text:p>
          </table:table-cell>
          <table:table-cell office:value-type="string">
            <text:p>week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31]+1" office:value-type="float" office:value="131">
            <text:p>131</text:p>
          </table:table-cell>
          <table:table-cell office:value-type="string">
            <text:p>Section Chef</text:p>
          </table:table-cell>
          <table:table-cell office:value-type="string">
            <text:p>Hobgoblin Inn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32]+1" office:value-type="float" office:value="132">
            <text:p>132</text:p>
          </table:table-cell>
          <table:table-cell office:value-type="string">
            <text:p>Chef de Cuisine</text:p>
          </table:table-cell>
          <table:table-cell office:value-type="string">
            <text:p>The Turtle Tavern</text:p>
          </table:table-cell>
          <table:table-cell office:value-type="string">
            <text:p>month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33]+1" office:value-type="float" office:value="133">
            <text:p>133</text:p>
          </table:table-cell>
          <table:table-cell office:value-type="string">
            <text:p>Pastry Chef</text:p>
          </table:table-cell>
          <table:table-cell office:value-type="string">
            <text:p>The Food Factory</text:p>
          </table:table-cell>
          <table:table-cell office:value-type="string">
            <text:p>month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34]+1" office:value-type="float" office:value="134">
            <text:p>134</text:p>
          </table:table-cell>
          <table:table-cell office:value-type="string">
            <text:p>Sous Chef</text:p>
          </table:table-cell>
          <table:table-cell office:value-type="string">
            <text:p>The Red Rabit</text:p>
          </table:table-cell>
          <table:table-cell office:value-type="string">
            <text:p>week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35]+1" office:value-type="float" office:value="135">
            <text:p>135</text:p>
          </table:table-cell>
          <table:table-cell office:value-type="string">
            <text:p>Chef de Partie</text:p>
          </table:table-cell>
          <table:table-cell office:value-type="string">
            <text:p>Squid and Thistle 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36]+1" office:value-type="float" office:value="136">
            <text:p>136</text:p>
          </table:table-cell>
          <table:table-cell office:value-type="string">
            <text:p>Head Chef</text:p>
          </table:table-cell>
          <table:table-cell office:value-type="string">
            <text:p>The King’s Whistle</text:p>
          </table:table-cell>
          <table:table-cell office:value-type="string">
            <text:p>month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37]+1" office:value-type="float" office:value="137">
            <text:p>137</text:p>
          </table:table-cell>
          <table:table-cell office:value-type="string">
            <text:p>Commis Chef</text:p>
          </table:table-cell>
          <table:table-cell office:value-type="string">
            <text:p>Flying Crab Tavern</text:p>
          </table:table-cell>
          <table:table-cell office:value-type="string">
            <text:p>month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38]+1" office:value-type="float" office:value="138">
            <text:p>138</text:p>
          </table:table-cell>
          <table:table-cell office:value-type="string">
            <text:p>Section Chef</text:p>
          </table:table-cell>
          <table:table-cell office:value-type="string">
            <text:p>The Lost Leprechaun</text:p>
          </table:table-cell>
          <table:table-cell office:value-type="string">
            <text:p>week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39]+1" office:value-type="float" office:value="139">
            <text:p>139</text:p>
          </table:table-cell>
          <table:table-cell office:value-type="string">
            <text:p>Chef de Cuisine</text:p>
          </table:table-cell>
          <table:table-cell office:value-type="string">
            <text:p>The Wax Minotaur</text:p>
          </table:table-cell>
          <table:table-cell office:value-type="string">
            <text:p>fortnight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40]+1" office:value-type="float" office:value="140">
            <text:p>140</text:p>
          </table:table-cell>
          <table:table-cell office:value-type="string">
            <text:p>Pastry Chef</text:p>
          </table:table-cell>
          <table:table-cell office:value-type="string">
            <text:p>Fish and Gravy</text:p>
          </table:table-cell>
          <table:table-cell office:value-type="string">
            <text:p>month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41]+1" office:value-type="float" office:value="141">
            <text:p>141</text:p>
          </table:table-cell>
          <table:table-cell office:value-type="string">
            <text:p>Sous Chef</text:p>
          </table:table-cell>
          <table:table-cell office:value-type="string">
            <text:p>Giggling Grapefruit</text:p>
          </table:table-cell>
          <table:table-cell office:value-type="string">
            <text:p>month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42]+1" office:value-type="float" office:value="142">
            <text:p>142</text:p>
          </table:table-cell>
          <table:table-cell office:value-type="string">
            <text:p>Chef de Partie</text:p>
          </table:table-cell>
          <table:table-cell office:value-type="string">
            <text:p>The Grey Goat</text:p>
          </table:table-cell>
          <table:table-cell office:value-type="string">
            <text:p>week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43]+1" office:value-type="float" office:value="143">
            <text:p>143</text:p>
          </table:table-cell>
          <table:table-cell office:value-type="string">
            <text:p>Head Chef</text:p>
          </table:table-cell>
          <table:table-cell office:value-type="string">
            <text:p>The Fickle Fig</text:p>
          </table:table-cell>
          <table:table-cell office:value-type="string">
            <text:p>week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2" table:number-rows-repeated="7"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</table:table>
      <table:table table:name="test" table:style-name="ta1" table:print="false">
        <table:table-column table:style-name="co8" table:default-cell-style-name="ce1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TEST-123</text:p>
          </table:table-cell>
          <table:table-cell office:value-type="float" office:value="100">
            <text:p>100</text:p>
          </table:table-cell>
          <table:table-cell table:formula="of:=CONCATENATE(&quot;Title-&quot;;[.B1])" office:value-type="string" office:string-value="Title-100">
            <text:p>Title-100</text:p>
          </table:table-cell>
          <table:table-cell table:formula="of:=CONCATENATE(&quot;Employer-&quot;;[.B1])" office:value-type="string" office:string-value="Employer-100">
            <text:p>Employer-100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1]+1" office:value-type="float" office:value="101">
            <text:p>101</text:p>
          </table:table-cell>
          <table:table-cell table:formula="of:=CONCATENATE(&quot;Title-&quot;;[.B2])" office:value-type="string" office:string-value="Title-101">
            <text:p>Title-101</text:p>
          </table:table-cell>
          <table:table-cell table:formula="of:=CONCATENATE(&quot;Employer-&quot;;[.B2])" office:value-type="string" office:string-value="Employer-101">
            <text:p>Employer-101</text:p>
          </table:table-cell>
          <table:table-cell office:value-type="string">
            <text:p>week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2]+1" office:value-type="float" office:value="102">
            <text:p>102</text:p>
          </table:table-cell>
          <table:table-cell table:formula="of:=CONCATENATE(&quot;Title-&quot;;[.B3])" office:value-type="string" office:string-value="Title-102">
            <text:p>Title-102</text:p>
          </table:table-cell>
          <table:table-cell table:formula="of:=CONCATENATE(&quot;Employer-&quot;;[.B3])" office:value-type="string" office:string-value="Employer-102">
            <text:p>Employer-102</text:p>
          </table:table-cell>
          <table:table-cell office:value-type="string">
            <text:p>week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3]+1" office:value-type="float" office:value="103">
            <text:p>103</text:p>
          </table:table-cell>
          <table:table-cell table:formula="of:=CONCATENATE(&quot;Title-&quot;;[.B4])" office:value-type="string" office:string-value="Title-103">
            <text:p>Title-103</text:p>
          </table:table-cell>
          <table:table-cell table:formula="of:=CONCATENATE(&quot;Employer-&quot;;[.B4])" office:value-type="string" office:string-value="Employer-103">
            <text:p>Employer-103</text:p>
          </table:table-cell>
          <table:table-cell office:value-type="string">
            <text:p>week</text:p>
          </table:table-cell>
          <table:table-cell office:value-type="string">
            <text:p>result</text:p>
          </table:table-cell>
          <table:table-cell office:value-type="float" office:value="3">
            <text:p>3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5/07/2016</text:date>, <text:time>12:0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6:44:36</meta:creation-date>
    <dc:date>2016-07-04T16:04:41</dc:date>
    <meta:editing-duration>PT25M9S</meta:editing-duration>
    <meta:editing-cycles>4</meta:editing-cycles>
    <meta:generator>OpenOffice/4.1.1$Unix OpenOffice.org_project/411m6$Build-9775</meta:generator>
    <meta:document-statistic meta:table-count="3" meta:cell-count="336" meta:object-count="0"/>
  </office:meta>
</office:document-meta>
</file>